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Using cv2.imread() method </text:p>
      <text:p text:style-name="Standard"># to read the image </text:p>
      <text:p text:style-name="Standard">for file in os.listdir(ANNOTATION_DIR + breed)</text:p>
      <text:p text:style-name="Standard"><text:s text:c="4"/>img = <text:s/>cv2.imread(IMAGES_DIR + breed + '/' + file + '.jpg') </text:p>
      <text:p text:style-name="Standard"><text:s text:c="4"/>os.chdir(PROCESSED_IMAGES_DIR)</text:p>
      <text:p text:style-name="Standard"/>
      <text:p text:style-name="Standard"># Change the current directory <text:s/></text:p>
      <text:p text:style-name="Standard"># to specified directory <text:s/></text:p>
      <text:p text:style-name="Standard">os.chdir(PROCESSED_IMAGES_DIR) </text:p>
      <text:p text:style-name="Standard"><text:s text:c="2"/></text:p>
      <text:p text:style-name="Standard"># List files and directories <text:s text:c="2"/></text:p>
      <text:p text:style-name="Standard"># in 'C:/Users/Rajnish/Desktop/GeeksforGeeks' <text:s text:c="2"/></text:p>
      <text:p text:style-name="Standard">print("Before saving image:") <text:s text:c="2"/></text:p>
      <text:p text:style-name="Standard">print(os.listdir(PROCESSED_IMAGES_DIR)) <text:s text:c="2"/></text:p>
      <text:p text:style-name="Standard"><text:s text:c="2"/></text:p>
      <text:p text:style-name="Standard"># Filename </text:p>
      <text:p text:style-name="Standard">filename = 'savedImage1.jpg'</text:p>
      <text:p text:style-name="Standard"><text:s text:c="2"/></text:p>
      <text:p text:style-name="Standard"># Using cv2.imwrite() method </text:p>
      <text:p text:style-name="Standard"># Saving the image </text:p>
      <text:p text:style-name="Standard">cv2.imwrite(filename, img) </text:p>
      <text:p text:style-name="Standard"><text:s text:c="2"/></text:p>
      <text:p text:style-name="Standard"><text:s text:c="3"/></text:p>
      <text:p text:style-name="Standard">print("After saving image:") <text:s text:c="2"/></text:p>
      <text:p text:style-name="Standard">print(os.listdir(PROCESSED_IMAGES_DIR)) </text:p>
      <text:p text:style-name="Standard"><text:s text:c="2"/></text:p>
      <text:p text:style-name="Standard">print('Successfully saved') </text:p>
      <text:p text:style-name="Standard"/>
      <text:p text:style-name="Standard">def hist_equal(dir):</text:p>
      <text:p text:style-name="Standard"><text:s text:c="4"/>for root, dirs, files in os.walk(dir):</text:p>
      <text:p text:style-name="Standard"><text:s text:c="8"/>for name in files:</text:p>
      <text:p text:style-name="Standard"><text:s text:c="12"/>img = cv2.imread(name + '.jpg')</text:p>
      <text:p text:style-name="Standard"><text:s text:c="12"/>grayimg = cv2.cvtColor(img, cv2.COLOR_RGB2GRAY)</text:p>
      <text:p text:style-name="Standard"><text:s text:c="12"/># Apply histogram equalization</text:p>
      <text:p text:style-name="Standard"><text:s text:c="12"/>#equ = cv2.equalizeHist(grayimg)</text:p>
      <text:p text:style-name="Standard"/>
      <text:p text:style-name="Standard">hist_equal("/media/marco/DATA/OC_Machine_learning/section_6/DATA/Images")</text:p>
      <text:p text:style-name="Standard"/>
      <text:p text:style-name="Standard"/>
      <text:p text:style-name="Standard"/>
      <text:p text:style-name="Standard"/>
      <text:p text:style-name="Standard"/>
      <text:p text:style-name="Standard">PROCESSED_IMAGES_DIR = '/media/marco/DATA/OC_Machine_learning/section_6/DATA/processed_images/'</text:p>
      <text:p text:style-name="Standard">def hist_equal(file_name):</text:p>
      <text:p text:style-name="Standard"><text:s text:c="4"/># Read image file</text:p>
      <text:p text:style-name="Standard"><text:s text:c="4"/>img = cv2.imread(IMAGES_DIR + breed + '/' + file_name + '.jpg') </text:p>
      <text:p text:style-name="Standard"><text:s text:c="4"/>grayimg = cv2.cvtColor(img, cv2.COLOR_RGB2GRAY)</text:p>
      <text:p text:style-name="Standard"><text:s text:c="4"/># Apply histogram equalization</text:p>
      <text:p text:style-name="Standard"><text:s text:c="4"/>equ = cv2.equalizeHist(grayimg)</text:p>
      <text:p text:style-name="Standard"><text:s text:c="4"/># Save file to new directory</text:p>
      <text:p text:style-name="Standard"><text:s text:c="4"/>cv2.imwrite(PROCESSED_IMAGES_DIR + equ + '.jpg')</text:p>
      <text:p text:style-name="Standard"><text:soft-page-break/>f = [] # folders list</text:p>
      <text:p text:style-name="Standard">for dits,_,filenames in os.walk(IMAGES_DIR):</text:p>
      <text:p text:style-name="Standard"><text:s text:c="4"/>f.append(dits)</text:p>
      <text:p text:style-name="Standard">print(len(f))</text:p>
      <text:p text:style-name="Standard"/>
      <text:p text:style-name="Standard">def load_data(label,data_dir,imgsize):</text:p>
      <text:p text:style-name="Standard"><text:s text:c="4"/>for img in tqdm(os.listdir(data_dir)):</text:p>
      <text:p text:style-name="Standard"><text:s text:c="8"/>path = os.path.join(data_dir,img)</text:p>
      <text:p text:style-name="Standard"><text:s text:c="8"/>img = cv2.imread(path,cv2.IMREAD_COLOR)</text:p>
      <text:p text:style-name="Standard"><text:s text:c="8"/>img_to_yuv[:,:,0] = cv2.equalizeHist(img_to_yuv[:,:,0])</text:p>
      <text:p text:style-name="Standard"><text:s text:c="8"/>equ = cv2.cvtColor(img_to_yuv, cv2.COLOR_YUV2BGR)</text:p>
      <text:p text:style-name="Standard"><text:s text:c="8"/>X.append(np.array(equ))</text:p>
      <text:p text:style-name="Standard"><text:s text:c="8"/>y.append(str(label))</text:p>
      <text:p text:style-name="Standard"><text:s text:c="4"/></text:p>
      <text:p text:style-name="Standard"/>
      <text:p text:style-name="Standard">X = []</text:p>
      <text:p text:style-name="Standard">y = []</text:p>
      <text:p text:style-name="Standard"/>
      <text:p text:style-name="Standard">num_breeds = 4 # number of breeds we want to select. Min 2, max 120</text:p>
      <text:p text:style-name="Standard">imgsize = 227 # #resize image to 227 x 227 because the input image resolution for AlexNet is 227 x 227</text:p>
      <text:p text:style-name="Standard">for a in f[1:num_breeds+1]:</text:p>
      <text:p text:style-name="Standard"><text:s text:c="4"/>load_data(a.replace('-','_'),a,imgsize)</text:p>
      <text:p text:style-name="Standard"><text:s text:c="4"/></text:p>
      <text:p text:style-name="Standard">X = np.array(X)</text:p>
      <text:p text:style-name="Standard">y = np.array(y)</text:p>
      <text:p text:style-name="Standard"/>
      <text:p text:style-name="Standard">X_train,X_test,y_train,y_test = train_test_split(X,y,test_size=0.2,random_state=1,stratify=y)</text:p>
      <text:p text:style-name="Standard">print(X_train.shape)</text:p>
      <text:p text:style-name="Standard"/>
      <text:p text:style-name="Standard">datagen = ImageDataGenerator(</text:p>
      <text:p text:style-name="Standard"><text:s text:c="8"/>rotation_range=30,</text:p>
      <text:p text:style-name="Standard"><text:s text:c="8"/>width_shift_range=0.2,</text:p>
      <text:p text:style-name="Standard"><text:s text:c="8"/>height_shift_range=0.2,</text:p>
      <text:p text:style-name="Standard"><text:s text:c="8"/>rescale=1./255,</text:p>
      <text:p text:style-name="Standard"><text:s text:c="8"/>horizontal_flip=True,</text:p>
      <text:p text:style-name="Standard"><text:s text:c="8"/>fill_mode='nearest')</text:p>
      <text:p text:style-name="Standard"/>
      <text:p text:style-name="Standard"># fit parameters from data</text:p>
      <text:p text:style-name="Standard">datagen.fit(X_train)</text:p>
      <text:p text:style-name="Standard"/>
      <text:p text:style-name="Standard">print(X_train.shape)</text:p>
      <text:p text:style-name="Standard">print(y_train.shape)</text:p>
      <text:p text:style-name="Standard">print(X_test.shape)</text:p>
      <text:p text:style-name="Standard">print(y_test.shape)</text:p>
      <text:p text:style-name="Standard"/>
      <text:p text:style-name="Standard"># Model Architecture</text:p>
      <text:p text:style-name="Standard">model = Sequential()</text:p>
      <text:p text:style-name="Standard"/>
      <text:p text:style-name="Standard"># Model building blocks. From https://towardsdatascience.com/deep-learning-build-a-dog-detector-and-breed-classifier-using-cnn-f6ea2e5d954a</text:p>
      <text:p text:style-name="Standard"/>
      <text:p text:style-name="Standard"><text:soft-page-break/>model.add(Conv2D(filters=16, kernel_size=2, padding='same', activation='relu', input_shape=(500,333,3)))</text:p>
      <text:p text:style-name="Standard">model.add(MaxPooling2D(pool_size=2))</text:p>
      <text:p text:style-name="Standard">model.add(Conv2D(filters=32, kernel_size=2 , padding='same' , activation='relu'))</text:p>
      <text:p text:style-name="Standard">model.add(MaxPooling2D(pool_size=2))</text:p>
      <text:p text:style-name="Standard">model.add(Conv2D(filters=64 , kernel_size=2 , padding='same' , activation='relu'))</text:p>
      <text:p text:style-name="Standard">model.add(MaxPooling2D(pool_size=2))</text:p>
      <text:p text:style-name="Standard">model.add(Dropout(0.4))</text:p>
      <text:p text:style-name="Standard">model.add(Conv2D(filters=128 , kernel_size=2 , padding='same' , activation='relu'))</text:p>
      <text:p text:style-name="Standard">model.add(MaxPooling2D(pool_size=2))</text:p>
      <text:p text:style-name="Standard">model.add(Dropout(0.4))</text:p>
      <text:p text:style-name="Standard">model.add(Flatten())</text:p>
      <text:p text:style-name="Standard">model.add(Dense(512, activation='relu'))</text:p>
      <text:p text:style-name="Standard">model.add(Dropout(0.4))</text:p>
      <text:p text:style-name="Standard">model.add(Dense(133,activation='softmax'))</text:p>
      <text:p text:style-name="Standard"/>
      <text:p text:style-name="Standard">**********************</text:p>
      <text:p text:style-name="Standard"/>
      <text:p text:style-name="Standard"># replace numbers with names</text:p>
      <text:p text:style-name="Standard">labels = pd.DataFrame(labels)</text:p>
      <text:p text:style-name="Standard"/>
      <text:p text:style-name="Standard">for i in np.arange(0, num_breeds):</text:p>
      <text:p text:style-name="Standard"><text:s text:c="4"/>labels = labels.replace({i: filtered_breeds[i]})</text:p>
      <text:p text:style-name="Standard"/>
      <text:p text:style-name="Standard"/>
      <text:p text:style-name="Standard"># 1. INSTANTIATE</text:p>
      <text:p text:style-name="Standard">enc = OneHotEncoder()</text:p>
      <text:p text:style-name="Standard"/>
      <text:p text:style-name="Standard"># 2. FIT</text:p>
      <text:p text:style-name="Standard"><text:s/></text:p>
      <text:p text:style-name="Standard">enc.fit(labels)</text:p>
      <text:p text:style-name="Standard">one_hot_labels = enc.transform(labels).toarray().astype(np.int32)</text:p>
      <text:p text:style-name="Standard">df_labels = pd.DataFrame(one_hot_labels, columns = filtered_breeds[:num_breeds])</text:p>
      <text:p text:style-name="Standard"/>
      <text:p text:style-name="Standard"/>
      <text:p text:style-name="Standard"/>
      <text:p text:style-name="Standard">#step 1 - get equally spaced numbers in a given range</text:p>
      <text:p text:style-name="Standard">n = np.arange(images.shape[0])</text:p>
      <text:p text:style-name="Standard">print("10 'n' values before shuffling = ",n[:10])</text:p>
      <text:p text:style-name="Standard"/>
      <text:p text:style-name="Standard">#shuffle all the equally spaced values in list 'n'</text:p>
      <text:p text:style-name="Standard">np.random.seed(42)</text:p>
      <text:p text:style-name="Standard">np.random.shuffle(n)</text:p>
      <text:p text:style-name="Standard">print("10 'n' values after shuffling = ",n[:10])</text:p>
      <text:p text:style-name="Standard"/>
      <text:p text:style-name="Standard"/>
      <text:p text:style-name="Standard">#step 2 - shuffle images and corresponding labels data in both the lists</text:p>
      <text:p text:style-name="Standard"/>
      <text:p text:style-name="Standard">images = images[n]</text:p>
      <text:p text:style-name="Standard">#word_labels.index = n</text:p>
      <text:p text:style-name="Standard"/>
      <text:p text:style-name="Standard">labels = labels[n]</text:p>
      <text:p text:style-name="Standard"><text:soft-page-break/>print("Images shape after shuffling = ",images.shape,"\nLabels shape after shuffling = ",nlabels.shape)</text:p>
      <text:p text:style-name="Standard">print('same shapes before and after shuffling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20:10:56.052003341</meta:creation-date>
    <dc:date>2020-07-19T23:40:19.530738499</dc:date>
    <meta:editing-duration>PT12H58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22" meta:word-count="413" meta:character-count="4351" meta:non-whitespace-character-count="3790"/>
  </office:meta>
</office:document-meta>
</file>